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30d" officeooo:paragraph-rsid="001d230d"/>
    </style:style>
    <style:style style:name="T1" style:family="text">
      <style:text-properties officeooo:rsid="001f1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<text:span text:style-name="T1">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57:42.961872068</meta:creation-date>
    <dc:date>2020-04-06T21:58:42.343671188</dc:date>
    <meta:editing-duration>PT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